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96cm" style:rel-column-width="11655*"/>
    </style:style>
    <style:style style:name="Table3.B" style:family="table-column">
      <style:table-column-properties style:column-width="0.519cm" style:rel-column-width="2042*"/>
    </style:style>
    <style:style style:name="Table3.C" style:family="table-column">
      <style:table-column-properties style:column-width="0.833cm" style:rel-column-width="3278*"/>
    </style:style>
    <style:style style:name="Table3.D" style:family="table-column">
      <style:table-column-properties style:column-width="3.941cm" style:rel-column-width="15517*"/>
    </style:style>
    <style:style style:name="Table3.E" style:family="table-column">
      <style:table-column-properties style:column-width="0.169cm" style:rel-column-width="666*"/>
    </style:style>
    <style:style style:name="Table3.F" style:family="table-column">
      <style:table-column-properties style:column-width="0.333cm" style:rel-column-width="1312*"/>
    </style:style>
    <style:style style:name="Table3.G" style:family="table-column">
      <style:table-column-properties style:column-width="0.242cm" style:rel-column-width="951*"/>
    </style:style>
    <style:style style:name="Table3.H" style:family="table-column">
      <style:table-column-properties style:column-width="7.646cm" style:rel-column-width="30114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8" style:family="table-row">
      <style:table-row-properties style:min-row-height="0.529cm"/>
    </style:style>
    <style:style style:name="Table5" style:family="table">
      <style:table-properties style:width="16.642cm" fo:margin-left="0cm" fo:margin-right="-0.116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2cm" fo:margin-left="9.028cm" fo:margin-right="-0.122cm" table:align="margins"/>
    </style:style>
    <style:style style:name="Table7.A" style:family="table-column">
      <style:table-column-properties style:column-width="7.62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T-4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RPANJANGAN PENAHANAN</text:p>
          </table:table-cell>
        </table:table-row>
        <table:table-row>
          <table:table-cell table:style-name="Table1.A1" office:value-type="string">
            <text:p text:style-name="P5">NOMOR : PRINT- {no_surat}</text:p>
            <text:p text:style-name="P5"/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>
                <table:table-cell table:style-name="Table3.A1" table:number-rows-spanned="7" office:value-type="string">
                  <text:p text:style-name="P2">Membaca</text:p>
                </table:table-cell>
                <table:table-cell table:style-name="Table3.A1" table:number-rows-spanned="7" office:value-type="string">
                  <text:p text:style-name="P2">:</text:p>
                </table:table-cell>
                <table:table-cell table:style-name="Table3.A1" table:number-rows-spanned="5" office:value-type="string">
                  <text:p text:style-name="P8">1.</text:p>
                </table:table-cell>
                <table:table-cell table:style-name="Table3.A1" table:number-columns-spanned="5" office:value-type="string">
                  <text:p text:style-name="P10">Permintaan perpanjangan penahanan {isi1}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Nomor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10">{isi2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Tanggal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10">{isi3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Dari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10">{isi4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Atas nama terdakwa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2">{nama_tersangka}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2.</text:p>
                </table:table-cell>
                <table:table-cell table:style-name="Table3.A1" table:number-columns-spanned="5" office:value-type="string">
                  <text:p text:style-name="P9">Surat Perintah Penahanan dari Penuntut Umum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3.</text:p>
                </table:table-cell>
                <table:table-cell table:style-name="Table3.A1" table:number-columns-spanned="5" office:value-type="string">
                  <text:p text:style-name="P9">Resume hasil pemeriksaan dari Penuntut Umum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8">
                <table:table-cell table:style-name="Table3.A1" table:number-columns-spanned="8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8">
                <table:table-cell table:style-name="Table3.A1" table:number-rows-spanned="3" office:value-type="string">
                  <text:p text:style-name="P2">Pertimbangan</text:p>
                </table:table-cell>
                <table:table-cell table:style-name="Table3.A1" table:number-rows-spanned="3" office:value-type="string">
                  <text:p text:style-name="P2">:</text:p>
                </table:table-cell>
                <table:table-cell table:style-name="Table3.A1" office:value-type="string">
                  <text:p text:style-name="P8">a.</text:p>
                </table:table-cell>
                <table:table-cell table:style-name="Table3.A1" table:number-columns-spanned="5" office:value-type="string">
                  <text:p text:style-name="P11">Uraian singkat perkara {isi6} melanggar pasal {isi7}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b.</text:p>
                </table:table-cell>
                <table:table-cell table:style-name="Table3.A1" table:number-columns-spanned="5" office:value-type="string">
                  <text:p text:style-name="P9">Untuk kepentingan pemeriksaan di tingkat penuntutan yang belum selesai, dipandang perlu memperpanjang penahanan tersangka tersebu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/>
                </table:table-cell>
                <table:table-cell table:style-name="Table3.A1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Standard">Mengingat</text:p>
                </table:table-cell>
                <table:table-cell table:style-name="Table3.A1" office:value-type="string">
                  <text:p text:style-name="Standard">:</text:p>
                </table:table-cell>
                <table:table-cell table:style-name="Table3.A1" office:value-type="string">
                  <text:p text:style-name="P7"/>
                </table:table-cell>
                <table:table-cell table:style-name="Table3.A1" table:number-columns-spanned="5" office:value-type="string">
                  <text:p text:style-name="P7">Pasal 14c, 21, 24 (2) KUHAP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8" office:value-type="string">
                  <text:p text:style-name="P5">MEMPERPANJANG</text:p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table:number-rows-spanned="11" office:value-type="string">
                  <text:p text:style-name="P2">Untuk</text:p>
                </table:table-cell>
                <table:table-cell table:style-name="Table3.A1" table:number-rows-spanned="11" office:value-type="string">
                  <text:p text:style-name="P2">:</text:p>
                </table:table-cell>
                <table:table-cell table:style-name="Table3.A1" table:number-columns-spanned="6" office:value-type="string">
                  <text:p text:style-name="P7">Penahanan atas nama terdakwa{isi5}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table:number-rows-spanned="9" office:value-type="string">
                  <text:p text:style-name="P7"/>
                </table:table-cell>
                <table:table-cell table:style-name="Table3.A1" office:value-type="string">
                  <text:p text:style-name="P2">Nama Lengkap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nama_tersangka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Lahir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tempat_lahir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Umur/ Tanggal Lahir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umur} / {tgl_lahir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Jenis Kelami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jenis_kelamin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Kebangsaan/ Kewarganegaraa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kewarganegaraan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Tinggal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alamat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Agama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agama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kerjaa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pekerjaan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ndidika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pendidikan}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3.A1" table:number-columns-spanned="6" office:value-type="string">
                  <text:p text:style-name="P7">Untuk paling lama {isi11} terhitung mulai tanggal {isi8} s/d tanggal {isi9} di {isi10}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<text:soft-page-break/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6-02-02T05:33:40.72</dc:date>
    <meta:editing-cycles>30</meta:editing-cycles>
    <meta:editing-duration>PT9H1M53S</meta:editing-duration>
    <meta:document-statistic meta:table-count="6" meta:image-count="0" meta:object-count="0" meta:page-count="2" meta:paragraph-count="77" meta:word-count="170" meta:character-count="1172"/>
    <meta:template xlink:type="simple" xlink:actuate="onRequest" xlink:title="" xlink:href="Normal.dotm"/>
  </office:meta>
</office:document-meta>
</file>